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TPB_WLSabsorptionLegnth_GERDA_50-250" table:style-name="ta1">
        <table:shapes>
          <draw:frame draw:z-index="0" draw:style-name="gr1" draw:text-style-name="P1" svg:width="6.2988in" svg:height="3.5429in" svg:x="4.2799in" svg:y="7.1823in">
            <draw:object draw:notify-on-update-of-ranges="'3_TPB_WLSabsorptionLegnth_GERDA_50-250'.A1:'3_TPB_WLSabsorptionLegnth_GERDA_50-250'.A82 '3_TPB_WLSabsorptionLegnth_GERDA_50-250'.B1:'3_TPB_WLSabsorptionLegnth_GERDA_50-250'.B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.4469273743017" calcext:value-type="float">
            <text:p>50.4469273743017</text:p>
          </table:table-cell>
          <table:table-cell office:value-type="float" office:value="0.000000397380074" calcext:value-type="float">
            <text:p>3.97380074E-07</text:p>
          </table:table-cell>
          <table:table-cell table:formula="of:=[.A2]-[.A1]" office:value-type="float" office:value="0.446927374301701" calcext:value-type="float">
            <text:p>0.446927374301701</text:p>
          </table:table-cell>
        </table:table-row>
        <table:table-row table:style-name="ro1">
          <table:table-cell office:value-type="float" office:value="53.5754189944134" calcext:value-type="float">
            <text:p>53.5754189944134</text:p>
          </table:table-cell>
          <table:table-cell office:value-type="float" office:value="0.000000390295203" calcext:value-type="float">
            <text:p>3.90295203E-07</text:p>
          </table:table-cell>
          <table:table-cell table:formula="of:=[.A3]-[.A2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56.927374301676" calcext:value-type="float">
            <text:p>56.927374301676</text:p>
          </table:table-cell>
          <table:table-cell office:value-type="float" office:value="0.00000038498155" calcext:value-type="float">
            <text:p>3.8498155E-07</text:p>
          </table:table-cell>
          <table:table-cell table:formula="of:=[.A4]-[.A3]" office:value-type="float" office:value="3.3519553072626" calcext:value-type="float">
            <text:p>3.3519553072626</text:p>
          </table:table-cell>
        </table:table-row>
        <table:table-row table:style-name="ro1">
          <table:table-cell office:value-type="float" office:value="60.2793296089386" calcext:value-type="float">
            <text:p>60.2793296089386</text:p>
          </table:table-cell>
          <table:table-cell office:value-type="float" office:value="0.000000376715867" calcext:value-type="float">
            <text:p>3.76715867E-07</text:p>
          </table:table-cell>
          <table:table-cell table:formula="of:=[.A5]-[.A4]" office:value-type="float" office:value="3.35195530726261" calcext:value-type="float">
            <text:p>3.35195530726261</text:p>
          </table:table-cell>
        </table:table-row>
        <table:table-row table:style-name="ro1">
          <table:table-cell office:value-type="float" office:value="63.1843575418994" calcext:value-type="float">
            <text:p>63.1843575418994</text:p>
          </table:table-cell>
          <table:table-cell office:value-type="float" office:value="0.000000370811808" calcext:value-type="float">
            <text:p>3.70811808E-07</text:p>
          </table:table-cell>
          <table:table-cell table:formula="of:=[.A6]-[.A5]" office:value-type="float" office:value="2.9050279329608" calcext:value-type="float">
            <text:p>2.9050279329608</text:p>
          </table:table-cell>
        </table:table-row>
        <table:table-row table:style-name="ro1">
          <table:table-cell office:value-type="float" office:value="66.0893854748603" calcext:value-type="float">
            <text:p>66.0893854748603</text:p>
          </table:table-cell>
          <table:table-cell office:value-type="float" office:value="0.000000365498155" calcext:value-type="float">
            <text:p>3.65498155E-07</text:p>
          </table:table-cell>
          <table:table-cell table:formula="of:=[.A7]-[.A6]" office:value-type="float" office:value="2.90502793296089" calcext:value-type="float">
            <text:p>2.90502793296089</text:p>
          </table:table-cell>
        </table:table-row>
        <table:table-row table:style-name="ro1">
          <table:table-cell office:value-type="float" office:value="68.5474860335196" calcext:value-type="float">
            <text:p>68.5474860335196</text:p>
          </table:table-cell>
          <table:table-cell office:value-type="float" office:value="0.00000035900369" calcext:value-type="float">
            <text:p>3.5900369E-07</text:p>
          </table:table-cell>
          <table:table-cell table:formula="of:=[.A8]-[.A7]" office:value-type="float" office:value="2.45810055865931" calcext:value-type="float">
            <text:p>2.45810055865931</text:p>
          </table:table-cell>
        </table:table-row>
        <table:table-row table:style-name="ro1">
          <table:table-cell office:value-type="float" office:value="71.6759776536313" calcext:value-type="float">
            <text:p>71.6759776536313</text:p>
          </table:table-cell>
          <table:table-cell office:value-type="float" office:value="0.000000352509225" calcext:value-type="float">
            <text:p>3.52509225E-07</text:p>
          </table:table-cell>
          <table:table-cell table:formula="of:=[.A9]-[.A8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75.4748603351955" calcext:value-type="float">
            <text:p>75.4748603351955</text:p>
          </table:table-cell>
          <table:table-cell office:value-type="float" office:value="0.000000353099631" calcext:value-type="float">
            <text:p>3.53099631E-07</text:p>
          </table:table-cell>
          <table:table-cell table:formula="of:=[.A10]-[.A9]" office:value-type="float" office:value="3.79888268156419" calcext:value-type="float">
            <text:p>3.79888268156419</text:p>
          </table:table-cell>
        </table:table-row>
        <table:table-row table:style-name="ro1">
          <table:table-cell office:value-type="float" office:value="77.2625698324022" calcext:value-type="float">
            <text:p>77.2625698324022</text:p>
          </table:table-cell>
          <table:table-cell office:value-type="float" office:value="0.000000358413284" calcext:value-type="float">
            <text:p>3.58413284E-07</text:p>
          </table:table-cell>
          <table:table-cell table:formula="of:=[.A11]-[.A10]" office:value-type="float" office:value="1.78770949720671" calcext:value-type="float">
            <text:p>1.78770949720671</text:p>
          </table:table-cell>
        </table:table-row>
        <table:table-row table:style-name="ro1">
          <table:table-cell office:value-type="float" office:value="79.7206703910615" calcext:value-type="float">
            <text:p>79.7206703910615</text:p>
          </table:table-cell>
          <table:table-cell office:value-type="float" office:value="0.000000363136531" calcext:value-type="float">
            <text:p>3.63136531E-07</text:p>
          </table:table-cell>
          <table:table-cell table:formula="of:=[.A12]-[.A11]" office:value-type="float" office:value="2.4581005586593" calcext:value-type="float">
            <text:p>2.4581005586593</text:p>
          </table:table-cell>
        </table:table-row>
        <table:table-row table:style-name="ro1">
          <table:table-cell office:value-type="float" office:value="82.6256983240224" calcext:value-type="float">
            <text:p>82.6256983240224</text:p>
          </table:table-cell>
          <table:table-cell office:value-type="float" office:value="0.000000367269373" calcext:value-type="float">
            <text:p>3.67269373E-07</text:p>
          </table:table-cell>
          <table:table-cell table:formula="of:=[.A13]-[.A12]" office:value-type="float" office:value="2.90502793296089" calcext:value-type="float">
            <text:p>2.90502793296089</text:p>
          </table:table-cell>
        </table:table-row>
        <table:table-row table:style-name="ro1">
          <table:table-cell office:value-type="float" office:value="85.7541899441341" calcext:value-type="float">
            <text:p>85.7541899441341</text:p>
          </table:table-cell>
          <table:table-cell office:value-type="float" office:value="0.00000037199262" calcext:value-type="float">
            <text:p>3.7199262E-07</text:p>
          </table:table-cell>
          <table:table-cell table:formula="of:=[.A14]-[.A13]" office:value-type="float" office:value="3.1284916201117" calcext:value-type="float">
            <text:p>3.1284916201117</text:p>
          </table:table-cell>
        </table:table-row>
        <table:table-row table:style-name="ro1">
          <table:table-cell office:value-type="float" office:value="88.2122905027933" calcext:value-type="float">
            <text:p>88.2122905027933</text:p>
          </table:table-cell>
          <table:table-cell office:value-type="float" office:value="0.000000379077491" calcext:value-type="float">
            <text:p>3.79077491E-07</text:p>
          </table:table-cell>
          <table:table-cell table:formula="of:=[.A15]-[.A14]" office:value-type="float" office:value="2.4581005586592" calcext:value-type="float">
            <text:p>2.4581005586592</text:p>
          </table:table-cell>
        </table:table-row>
        <table:table-row table:style-name="ro1">
          <table:table-cell office:value-type="float" office:value="92.2346368715084" calcext:value-type="float">
            <text:p>92.2346368715084</text:p>
          </table:table-cell>
          <table:table-cell office:value-type="float" office:value="0.000000385571956" calcext:value-type="float">
            <text:p>3.85571956E-07</text:p>
          </table:table-cell>
          <table:table-cell table:formula="of:=[.A16]-[.A15]" office:value-type="float" office:value="4.02234636871511" calcext:value-type="float">
            <text:p>4.02234636871511</text:p>
          </table:table-cell>
        </table:table-row>
        <table:table-row table:style-name="ro1">
          <table:table-cell office:value-type="float" office:value="94.6927374301676" calcext:value-type="float">
            <text:p>94.6927374301676</text:p>
          </table:table-cell>
          <table:table-cell office:value-type="float" office:value="0.000000390295203" calcext:value-type="float">
            <text:p>3.90295203E-07</text:p>
          </table:table-cell>
          <table:table-cell table:formula="of:=[.A17]-[.A16]" office:value-type="float" office:value="2.4581005586592" calcext:value-type="float">
            <text:p>2.4581005586592</text:p>
          </table:table-cell>
        </table:table-row>
        <table:table-row table:style-name="ro1">
          <table:table-cell office:value-type="float" office:value="97.3743016759777" calcext:value-type="float">
            <text:p>97.3743016759777</text:p>
          </table:table-cell>
          <table:table-cell office:value-type="float" office:value="0.000000395608856" calcext:value-type="float">
            <text:p>3.95608856E-07</text:p>
          </table:table-cell>
          <table:table-cell table:formula="of:=[.A18]-[.A17]" office:value-type="float" office:value="2.68156424581011" calcext:value-type="float">
            <text:p>2.68156424581011</text:p>
          </table:table-cell>
        </table:table-row>
        <table:table-row table:style-name="ro1">
          <table:table-cell office:value-type="float" office:value="100.279329608939" calcext:value-type="float">
            <text:p>100.279329608939</text:p>
          </table:table-cell>
          <table:table-cell office:value-type="float" office:value="0.000000399151292" calcext:value-type="float">
            <text:p>3.99151292E-07</text:p>
          </table:table-cell>
          <table:table-cell table:formula="of:=[.A19]-[.A18]" office:value-type="float" office:value="2.90502793296129" calcext:value-type="float">
            <text:p>2.90502793296129</text:p>
          </table:table-cell>
        </table:table-row>
        <table:table-row table:style-name="ro1">
          <table:table-cell office:value-type="float" office:value="104.301675977654" calcext:value-type="float">
            <text:p>104.301675977654</text:p>
          </table:table-cell>
          <table:table-cell office:value-type="float" office:value="0.000000400332103" calcext:value-type="float">
            <text:p>4.00332103E-07</text:p>
          </table:table-cell>
          <table:table-cell table:formula="of:=[.A20]-[.A19]" office:value-type="float" office:value="4.02234636871501" calcext:value-type="float">
            <text:p>4.02234636871501</text:p>
          </table:table-cell>
        </table:table-row>
        <table:table-row table:style-name="ro1">
          <table:table-cell office:value-type="float" office:value="107.877094972067" calcext:value-type="float">
            <text:p>107.877094972067</text:p>
          </table:table-cell>
          <table:table-cell office:value-type="float" office:value="0.000000400332103" calcext:value-type="float">
            <text:p>4.00332103E-07</text:p>
          </table:table-cell>
          <table:table-cell table:formula="of:=[.A21]-[.A20]" office:value-type="float" office:value="3.575418994413" calcext:value-type="float">
            <text:p>3.575418994413</text:p>
          </table:table-cell>
        </table:table-row>
        <table:table-row table:style-name="ro1">
          <table:table-cell office:value-type="float" office:value="110.111731843575" calcext:value-type="float">
            <text:p>110.111731843575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2]-[.A21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113.463687150838" calcext:value-type="float">
            <text:p>113.46368715083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3]-[.A22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16.59217877095" calcext:value-type="float">
            <text:p>116.59217877095</text:p>
          </table:table-cell>
          <table:table-cell office:value-type="float" office:value="0.00000039797048" calcext:value-type="float">
            <text:p>3.9797048E-07</text:p>
          </table:table-cell>
          <table:table-cell table:formula="of:=[.A24]-[.A23]" office:value-type="float" office:value="3.128491620112" calcext:value-type="float">
            <text:p>3.128491620112</text:p>
          </table:table-cell>
        </table:table-row>
        <table:table-row table:style-name="ro1">
          <table:table-cell office:value-type="float" office:value="119.720670391061" calcext:value-type="float">
            <text:p>119.720670391061</text:p>
          </table:table-cell>
          <table:table-cell office:value-type="float" office:value="0.000000398560886" calcext:value-type="float">
            <text:p>3.98560886E-07</text:p>
          </table:table-cell>
          <table:table-cell table:formula="of:=[.A25]-[.A24]" office:value-type="float" office:value="3.12849162011101" calcext:value-type="float">
            <text:p>3.12849162011101</text:p>
          </table:table-cell>
        </table:table-row>
        <table:table-row table:style-name="ro1">
          <table:table-cell office:value-type="float" office:value="123.072625698324" calcext:value-type="float">
            <text:p>123.072625698324</text:p>
          </table:table-cell>
          <table:table-cell office:value-type="float" office:value="0.000000399151292" calcext:value-type="float">
            <text:p>3.99151292E-07</text:p>
          </table:table-cell>
          <table:table-cell table:formula="of:=[.A26]-[.A25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26.424581005587" calcext:value-type="float">
            <text:p>126.424581005587</text:p>
          </table:table-cell>
          <table:table-cell office:value-type="float" office:value="0.000000399151292" calcext:value-type="float">
            <text:p>3.99151292E-07</text:p>
          </table:table-cell>
          <table:table-cell table:formula="of:=[.A27]-[.A26]" office:value-type="float" office:value="3.351955307263" calcext:value-type="float">
            <text:p>3.351955307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399551292" calcext:value-type="float">
            <text:p>3.99551292E-07</text:p>
          </table:table-cell>
          <table:table-cell table:formula="of:=[.A28]-[.A27]" office:value-type="float" office:value="1.575418994413" calcext:value-type="float">
            <text:p>1.575418994413</text:p>
          </table:table-cell>
        </table:table-row>
        <table:table-row table:style-name="ro1">
          <table:table-cell office:value-type="float" office:value="129.776536312849" calcext:value-type="float">
            <text:p>129.776536312849</text:p>
          </table:table-cell>
          <table:table-cell office:value-type="float" office:value="0.000000399741697" calcext:value-type="float">
            <text:p>3.99741697E-07</text:p>
          </table:table-cell>
          <table:table-cell table:formula="of:=[.A29]-[.A28]" office:value-type="float" office:value="1.776536312849" calcext:value-type="float">
            <text:p>1.776536312849</text:p>
          </table:table-cell>
        </table:table-row>
        <table:table-row table:style-name="ro1">
          <table:table-cell office:value-type="float" office:value="133.575418994413" calcext:value-type="float">
            <text:p>133.575418994413</text:p>
          </table:table-cell>
          <table:table-cell office:value-type="float" office:value="0.000000398560886" calcext:value-type="float">
            <text:p>3.98560886E-07</text:p>
          </table:table-cell>
          <table:table-cell table:formula="of:=[.A30]-[.A29]" office:value-type="float" office:value="3.79888268156401" calcext:value-type="float">
            <text:p>3.79888268156401</text:p>
          </table:table-cell>
        </table:table-row>
        <table:table-row table:style-name="ro1">
          <table:table-cell office:value-type="float" office:value="137.597765363128" calcext:value-type="float">
            <text:p>137.59776536312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1]-[.A30]" office:value-type="float" office:value="4.02234636871498" calcext:value-type="float">
            <text:p>4.02234636871498</text:p>
          </table:table-cell>
        </table:table-row>
        <table:table-row table:style-name="ro1">
          <table:table-cell office:value-type="float" office:value="141.620111731844" calcext:value-type="float">
            <text:p>141.620111731844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2]-[.A31]" office:value-type="float" office:value="4.022346368716" calcext:value-type="float">
            <text:p>4.022346368716</text:p>
          </table:table-cell>
        </table:table-row>
        <table:table-row table:style-name="ro1">
          <table:table-cell office:value-type="float" office:value="146.312849162011" calcext:value-type="float">
            <text:p>146.312849162011</text:p>
          </table:table-cell>
          <table:table-cell office:value-type="float" office:value="0.000000399741697" calcext:value-type="float">
            <text:p>3.99741697E-07</text:p>
          </table:table-cell>
          <table:table-cell table:formula="of:=[.A33]-[.A32]" office:value-type="float" office:value="4.692737430167" calcext:value-type="float">
            <text:p>4.692737430167</text:p>
          </table:table-cell>
        </table:table-row>
        <table:table-row table:style-name="ro1">
          <table:table-cell office:value-type="float" office:value="150.558659217877" calcext:value-type="float">
            <text:p>150.558659217877</text:p>
          </table:table-cell>
          <table:table-cell office:value-type="float" office:value="0.000000399151292" calcext:value-type="float">
            <text:p>3.99151292E-07</text:p>
          </table:table-cell>
          <table:table-cell table:formula="of:=[.A34]-[.A33]" office:value-type="float" office:value="4.245810055866" calcext:value-type="float">
            <text:p>4.245810055866</text:p>
          </table:table-cell>
        </table:table-row>
        <table:table-row table:style-name="ro1">
          <table:table-cell office:value-type="float" office:value="152.569832402235" calcext:value-type="float">
            <text:p>152.569832402235</text:p>
          </table:table-cell>
          <table:table-cell office:value-type="float" office:value="0.000000393247232" calcext:value-type="float">
            <text:p>3.93247232E-07</text:p>
          </table:table-cell>
          <table:table-cell table:formula="of:=[.A35]-[.A34]" office:value-type="float" office:value="2.011173184358" calcext:value-type="float">
            <text:p>2.011173184358</text:p>
          </table:table-cell>
        </table:table-row>
        <table:table-row table:style-name="ro1">
          <table:table-cell office:value-type="float" office:value="155.251396648045" calcext:value-type="float">
            <text:p>155.251396648045</text:p>
          </table:table-cell>
          <table:table-cell office:value-type="float" office:value="0.000000386752768" calcext:value-type="float">
            <text:p>3.86752768E-07</text:p>
          </table:table-cell>
          <table:table-cell table:formula="of:=[.A36]-[.A35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158.379888268156" calcext:value-type="float">
            <text:p>158.379888268156</text:p>
          </table:table-cell>
          <table:table-cell office:value-type="float" office:value="0.000000380258303" calcext:value-type="float">
            <text:p>3.80258303E-07</text:p>
          </table:table-cell>
          <table:table-cell table:formula="of:=[.A37]-[.A36]" office:value-type="float" office:value="3.12849162011102" calcext:value-type="float">
            <text:p>3.12849162011102</text:p>
          </table:table-cell>
        </table:table-row>
        <table:table-row table:style-name="ro1">
          <table:table-cell office:value-type="float" office:value="160.614525139665" calcext:value-type="float">
            <text:p>160.614525139665</text:p>
          </table:table-cell>
          <table:table-cell office:value-type="float" office:value="0.000000373763838" calcext:value-type="float">
            <text:p>3.73763838E-07</text:p>
          </table:table-cell>
          <table:table-cell table:formula="of:=[.A38]-[.A37]" office:value-type="float" office:value="2.234636871509" calcext:value-type="float">
            <text:p>2.234636871509</text:p>
          </table:table-cell>
        </table:table-row>
        <table:table-row table:style-name="ro1">
          <table:table-cell office:value-type="float" office:value="163.072625698324" calcext:value-type="float">
            <text:p>163.072625698324</text:p>
          </table:table-cell>
          <table:table-cell office:value-type="float" office:value="0.000000366088561" calcext:value-type="float">
            <text:p>3.66088561E-07</text:p>
          </table:table-cell>
          <table:table-cell table:formula="of:=[.A39]-[.A38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165.307262569832" calcext:value-type="float">
            <text:p>165.307262569832</text:p>
          </table:table-cell>
          <table:table-cell office:value-type="float" office:value="0.000000359594096" calcext:value-type="float">
            <text:p>3.59594096E-07</text:p>
          </table:table-cell>
          <table:table-cell table:formula="of:=[.A40]-[.A39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167.988826815642" calcext:value-type="float">
            <text:p>167.988826815642</text:p>
          </table:table-cell>
          <table:table-cell office:value-type="float" office:value="0.000000353099631" calcext:value-type="float">
            <text:p>3.53099631E-07</text:p>
          </table:table-cell>
          <table:table-cell table:formula="of:=[.A41]-[.A40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34896679" calcext:value-type="float">
            <text:p>3.4896679E-07</text:p>
          </table:table-cell>
          <table:table-cell table:formula="of:=[.A42]-[.A41]" office:value-type="float" office:value="2.011173184358" calcext:value-type="float">
            <text:p>2.011173184358</text:p>
          </table:table-cell>
        </table:table-row>
        <table:table-row table:style-name="ro1">
          <table:table-cell office:value-type="float" office:value="171.787709497207" calcext:value-type="float">
            <text:p>171.787709497207</text:p>
          </table:table-cell>
          <table:table-cell office:value-type="float" office:value="0.000000340110701" calcext:value-type="float">
            <text:p>3.40110701E-07</text:p>
          </table:table-cell>
          <table:table-cell table:formula="of:=[.A43]-[.A42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73.128491620112" calcext:value-type="float">
            <text:p>173.128491620112</text:p>
          </table:table-cell>
          <table:table-cell office:value-type="float" office:value="0.000000332435424" calcext:value-type="float">
            <text:p>3.32435424E-07</text:p>
          </table:table-cell>
          <table:table-cell table:formula="of:=[.A44]-[.A43]" office:value-type="float" office:value="1.34078212290498" calcext:value-type="float">
            <text:p>1.34078212290498</text:p>
          </table:table-cell>
        </table:table-row>
        <table:table-row table:style-name="ro1">
          <table:table-cell office:value-type="float" office:value="175.139664804469" calcext:value-type="float">
            <text:p>175.139664804469</text:p>
          </table:table-cell>
          <table:table-cell office:value-type="float" office:value="0.000000325940959" calcext:value-type="float">
            <text:p>3.25940959E-07</text:p>
          </table:table-cell>
          <table:table-cell table:formula="of:=[.A45]-[.A44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176.480446927374" calcext:value-type="float">
            <text:p>176.480446927374</text:p>
          </table:table-cell>
          <table:table-cell office:value-type="float" office:value="0.000000318265683" calcext:value-type="float">
            <text:p>3.18265683E-07</text:p>
          </table:table-cell>
          <table:table-cell table:formula="of:=[.A46]-[.A45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77.374301675978" calcext:value-type="float">
            <text:p>177.374301675978</text:p>
          </table:table-cell>
          <table:table-cell office:value-type="float" office:value="0.000000310590406" calcext:value-type="float">
            <text:p>3.10590406E-07</text:p>
          </table:table-cell>
          <table:table-cell table:formula="of:=[.A47]-[.A46]" office:value-type="float" office:value="0.893854748603985" calcext:value-type="float">
            <text:p>0.893854748603985</text:p>
          </table:table-cell>
        </table:table-row>
        <table:table-row table:style-name="ro1">
          <table:table-cell office:value-type="float" office:value="179.385474860335" calcext:value-type="float">
            <text:p>179.385474860335</text:p>
          </table:table-cell>
          <table:table-cell office:value-type="float" office:value="0.000000302324723" calcext:value-type="float">
            <text:p>3.02324723E-07</text:p>
          </table:table-cell>
          <table:table-cell table:formula="of:=[.A48]-[.A47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180.502793296089" calcext:value-type="float">
            <text:p>180.502793296089</text:p>
          </table:table-cell>
          <table:table-cell office:value-type="float" office:value="0.000000295239852" calcext:value-type="float">
            <text:p>2.95239852E-07</text:p>
          </table:table-cell>
          <table:table-cell table:formula="of:=[.A49]-[.A48]" office:value-type="float" office:value="1.11731843575402" calcext:value-type="float">
            <text:p>1.11731843575402</text:p>
          </table:table-cell>
        </table:table-row>
        <table:table-row table:style-name="ro1">
          <table:table-cell office:value-type="float" office:value="182.290502793296" calcext:value-type="float">
            <text:p>182.290502793296</text:p>
          </table:table-cell>
          <table:table-cell office:value-type="float" office:value="0.000000287564576" calcext:value-type="float">
            <text:p>2.87564576E-07</text:p>
          </table:table-cell>
          <table:table-cell table:formula="of:=[.A50]-[.A49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83.854748603352" calcext:value-type="float">
            <text:p>183.854748603352</text:p>
          </table:table-cell>
          <table:table-cell office:value-type="float" office:value="0.000000280479705" calcext:value-type="float">
            <text:p>2.80479705E-07</text:p>
          </table:table-cell>
          <table:table-cell table:formula="of:=[.A51]-[.A50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185.195530726257" calcext:value-type="float">
            <text:p>185.195530726257</text:p>
          </table:table-cell>
          <table:table-cell office:value-type="float" office:value="0.00000027398524" calcext:value-type="float">
            <text:p>2.7398524E-07</text:p>
          </table:table-cell>
          <table:table-cell table:formula="of:=[.A52]-[.A51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86.536312849162" calcext:value-type="float">
            <text:p>186.536312849162</text:p>
          </table:table-cell>
          <table:table-cell office:value-type="float" office:value="0.000000267490775" calcext:value-type="float">
            <text:p>2.67490775E-07</text:p>
          </table:table-cell>
          <table:table-cell table:formula="of:=[.A53]-[.A52]" office:value-type="float" office:value="1.34078212290498" calcext:value-type="float">
            <text:p>1.34078212290498</text:p>
          </table:table-cell>
        </table:table-row>
        <table:table-row table:style-name="ro1">
          <table:table-cell office:value-type="float" office:value="187.877094972067" calcext:value-type="float">
            <text:p>187.877094972067</text:p>
          </table:table-cell>
          <table:table-cell office:value-type="float" office:value="0.000000258634686" calcext:value-type="float">
            <text:p>2.58634686E-07</text:p>
          </table:table-cell>
          <table:table-cell table:formula="of:=[.A54]-[.A53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89.664804469274" calcext:value-type="float">
            <text:p>189.664804469274</text:p>
          </table:table-cell>
          <table:table-cell office:value-type="float" office:value="0.000000252140221" calcext:value-type="float">
            <text:p>2.52140221E-07</text:p>
          </table:table-cell>
          <table:table-cell table:formula="of:=[.A55]-[.A54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191.45251396648" calcext:value-type="float">
            <text:p>191.45251396648</text:p>
          </table:table-cell>
          <table:table-cell office:value-type="float" office:value="0.000000256273063" calcext:value-type="float">
            <text:p>2.56273063E-07</text:p>
          </table:table-cell>
          <table:table-cell table:formula="of:=[.A56]-[.A55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193.016759776536" calcext:value-type="float">
            <text:p>193.016759776536</text:p>
          </table:table-cell>
          <table:table-cell office:value-type="float" office:value="0.000000263357934" calcext:value-type="float">
            <text:p>2.63357934E-07</text:p>
          </table:table-cell>
          <table:table-cell table:formula="of:=[.A57]-[.A56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194.357541899441" calcext:value-type="float">
            <text:p>194.357541899441</text:p>
          </table:table-cell>
          <table:table-cell office:value-type="float" office:value="0.000000273099631" calcext:value-type="float">
            <text:p>2.73099631E-07</text:p>
          </table:table-cell>
          <table:table-cell table:formula="of:=[.A58]-[.A57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196.59217877095" calcext:value-type="float">
            <text:p>196.59217877095</text:p>
          </table:table-cell>
          <table:table-cell office:value-type="float" office:value="0.000000283431734" calcext:value-type="float">
            <text:p>2.83431734E-07</text:p>
          </table:table-cell>
          <table:table-cell table:formula="of:=[.A59]-[.A58]" office:value-type="float" office:value="2.234636871509" calcext:value-type="float">
            <text:p>2.234636871509</text:p>
          </table:table-cell>
        </table:table-row>
        <table:table-row table:style-name="ro1">
          <table:table-cell office:value-type="float" office:value="198.379888268156" calcext:value-type="float">
            <text:p>198.379888268156</text:p>
          </table:table-cell>
          <table:table-cell office:value-type="float" office:value="0.000000289926199" calcext:value-type="float">
            <text:p>2.89926199E-07</text:p>
          </table:table-cell>
          <table:table-cell table:formula="of:=[.A60]-[.A59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200.167597765363" calcext:value-type="float">
            <text:p>200.167597765363</text:p>
          </table:table-cell>
          <table:table-cell office:value-type="float" office:value="0.000000299372694" calcext:value-type="float">
            <text:p>2.99372694E-07</text:p>
          </table:table-cell>
          <table:table-cell table:formula="of:=[.A61]-[.A60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01.95530726257" calcext:value-type="float">
            <text:p>201.95530726257</text:p>
          </table:table-cell>
          <table:table-cell office:value-type="float" office:value="0.000000309409594" calcext:value-type="float">
            <text:p>3.09409594E-07</text:p>
          </table:table-cell>
          <table:table-cell table:formula="of:=[.A62]-[.A61]" office:value-type="float" office:value="1.78770949720698" calcext:value-type="float">
            <text:p>1.78770949720698</text:p>
          </table:table-cell>
        </table:table-row>
        <table:table-row table:style-name="ro1">
          <table:table-cell office:value-type="float" office:value="203.296089385475" calcext:value-type="float">
            <text:p>203.296089385475</text:p>
          </table:table-cell>
          <table:table-cell office:value-type="float" office:value="0.000000317084871" calcext:value-type="float">
            <text:p>3.17084871E-07</text:p>
          </table:table-cell>
          <table:table-cell table:formula="of:=[.A63]-[.A62]" office:value-type="float" office:value="1.34078212290501" calcext:value-type="float">
            <text:p>1.34078212290501</text:p>
          </table:table-cell>
        </table:table-row>
        <table:table-row table:style-name="ro1">
          <table:table-cell office:value-type="float" office:value="205.083798882682" calcext:value-type="float">
            <text:p>205.083798882682</text:p>
          </table:table-cell>
          <table:table-cell office:value-type="float" office:value="0.000000325350554" calcext:value-type="float">
            <text:p>3.25350554E-07</text:p>
          </table:table-cell>
          <table:table-cell table:formula="of:=[.A64]-[.A63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06.871508379888" calcext:value-type="float">
            <text:p>206.871508379888</text:p>
          </table:table-cell>
          <table:table-cell office:value-type="float" office:value="0.000000331845018" calcext:value-type="float">
            <text:p>3.31845018E-07</text:p>
          </table:table-cell>
          <table:table-cell table:formula="of:=[.A65]-[.A64]" office:value-type="float" office:value="1.78770949720601" calcext:value-type="float">
            <text:p>1.78770949720601</text:p>
          </table:table-cell>
        </table:table-row>
        <table:table-row table:style-name="ro1">
          <table:table-cell office:value-type="float" office:value="208.435754189944" calcext:value-type="float">
            <text:p>208.435754189944</text:p>
          </table:table-cell>
          <table:table-cell office:value-type="float" office:value="0.000000340701107" calcext:value-type="float">
            <text:p>3.40701107E-07</text:p>
          </table:table-cell>
          <table:table-cell table:formula="of:=[.A66]-[.A65]" office:value-type="float" office:value="1.56424581005598" calcext:value-type="float">
            <text:p>1.56424581005598</text:p>
          </table:table-cell>
        </table:table-row>
        <table:table-row table:style-name="ro1">
          <table:table-cell office:value-type="float" office:value="210.223463687151" calcext:value-type="float">
            <text:p>210.223463687151</text:p>
          </table:table-cell>
          <table:table-cell office:value-type="float" office:value="0.000000347785978" calcext:value-type="float">
            <text:p>3.47785978E-07</text:p>
          </table:table-cell>
          <table:table-cell table:formula="of:=[.A67]-[.A66]" office:value-type="float" office:value="1.787709497207" calcext:value-type="float">
            <text:p>1.787709497207</text:p>
          </table:table-cell>
        </table:table-row>
        <table:table-row table:style-name="ro1">
          <table:table-cell office:value-type="float" office:value="212.458100558659" calcext:value-type="float">
            <text:p>212.458100558659</text:p>
          </table:table-cell>
          <table:table-cell office:value-type="float" office:value="0.000000356642066" calcext:value-type="float">
            <text:p>3.56642066E-07</text:p>
          </table:table-cell>
          <table:table-cell table:formula="of:=[.A68]-[.A67]" office:value-type="float" office:value="2.234636871508" calcext:value-type="float">
            <text:p>2.234636871508</text:p>
          </table:table-cell>
        </table:table-row>
        <table:table-row table:style-name="ro1">
          <table:table-cell office:value-type="float" office:value="215.586592178771" calcext:value-type="float">
            <text:p>215.586592178771</text:p>
          </table:table-cell>
          <table:table-cell office:value-type="float" office:value="0.000000361365314" calcext:value-type="float">
            <text:p>3.61365314E-07</text:p>
          </table:table-cell>
          <table:table-cell table:formula="of:=[.A69]-[.A68]" office:value-type="float" office:value="3.12849162011202" calcext:value-type="float">
            <text:p>3.12849162011202</text:p>
          </table:table-cell>
        </table:table-row>
        <table:table-row table:style-name="ro1">
          <table:table-cell office:value-type="float" office:value="217.374301675978" calcext:value-type="float">
            <text:p>217.374301675978</text:p>
          </table:table-cell>
          <table:table-cell office:value-type="float" office:value="0.000000367859779" calcext:value-type="float">
            <text:p>3.67859779E-07</text:p>
          </table:table-cell>
          <table:table-cell table:formula="of:=[.A70]-[.A69]" office:value-type="float" office:value="1.78770949720698" calcext:value-type="float">
            <text:p>1.78770949720698</text:p>
          </table:table-cell>
        </table:table-row>
        <table:table-row table:style-name="ro1">
          <table:table-cell office:value-type="float" office:value="219.832402234637" calcext:value-type="float">
            <text:p>219.832402234637</text:p>
          </table:table-cell>
          <table:table-cell office:value-type="float" office:value="0.000000374354244" calcext:value-type="float">
            <text:p>3.74354244E-07</text:p>
          </table:table-cell>
          <table:table-cell table:formula="of:=[.A71]-[.A70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222.513966480447" calcext:value-type="float">
            <text:p>222.513966480447</text:p>
          </table:table-cell>
          <table:table-cell office:value-type="float" office:value="0.000000380848708" calcext:value-type="float">
            <text:p>3.80848708E-07</text:p>
          </table:table-cell>
          <table:table-cell table:formula="of:=[.A72]-[.A71]" office:value-type="float" office:value="2.68156424581002" calcext:value-type="float">
            <text:p>2.68156424581002</text:p>
          </table:table-cell>
        </table:table-row>
        <table:table-row table:style-name="ro1">
          <table:table-cell office:value-type="float" office:value="225.642458100559" calcext:value-type="float">
            <text:p>225.642458100559</text:p>
          </table:table-cell>
          <table:table-cell office:value-type="float" office:value="0.000000388523985" calcext:value-type="float">
            <text:p>3.88523985E-07</text:p>
          </table:table-cell>
          <table:table-cell table:formula="of:=[.A73]-[.A72]" office:value-type="float" office:value="3.12849162011199" calcext:value-type="float">
            <text:p>3.12849162011199</text:p>
          </table:table-cell>
        </table:table-row>
        <table:table-row table:style-name="ro1">
          <table:table-cell office:value-type="float" office:value="228.100558659218" calcext:value-type="float">
            <text:p>228.100558659218</text:p>
          </table:table-cell>
          <table:table-cell office:value-type="float" office:value="0.000000394428044" calcext:value-type="float">
            <text:p>3.94428044E-07</text:p>
          </table:table-cell>
          <table:table-cell table:formula="of:=[.A74]-[.A73]" office:value-type="float" office:value="2.458100558659" calcext:value-type="float">
            <text:p>2.458100558659</text:p>
          </table:table-cell>
        </table:table-row>
        <table:table-row table:style-name="ro1">
          <table:table-cell office:value-type="float" office:value="230.111731843575" calcext:value-type="float">
            <text:p>230.111731843575</text:p>
          </table:table-cell>
          <table:table-cell office:value-type="float" office:value="0.000000399446494" calcext:value-type="float">
            <text:p>3.99446494E-07</text:p>
          </table:table-cell>
          <table:table-cell table:formula="of:=[.A75]-[.A74]" office:value-type="float" office:value="2.01117318435701" calcext:value-type="float">
            <text:p>2.01117318435701</text:p>
          </table:table-cell>
        </table:table-row>
        <table:table-row table:style-name="ro1">
          <table:table-cell office:value-type="float" office:value="233.91061452514" calcext:value-type="float">
            <text:p>233.91061452514</text:p>
          </table:table-cell>
          <table:table-cell office:value-type="float" office:value="0.000000399446494" calcext:value-type="float">
            <text:p>3.99446494E-07</text:p>
          </table:table-cell>
          <table:table-cell table:formula="of:=[.A76]-[.A75]" office:value-type="float" office:value="3.798882681565" calcext:value-type="float">
            <text:p>3.798882681565</text:p>
          </table:table-cell>
        </table:table-row>
        <table:table-row table:style-name="ro1">
          <table:table-cell office:value-type="float" office:value="237.486033519553" calcext:value-type="float">
            <text:p>237.486033519553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7]-[.A76]" office:value-type="float" office:value="3.57541899441298" calcext:value-type="float">
            <text:p>3.57541899441298</text:p>
          </table:table-cell>
        </table:table-row>
        <table:table-row table:style-name="ro1">
          <table:table-cell office:value-type="float" office:value="241.508379888268" calcext:value-type="float">
            <text:p>241.508379888268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8]-[.A77]" office:value-type="float" office:value="4.02234636871501" calcext:value-type="float">
            <text:p>4.02234636871501</text:p>
          </table:table-cell>
        </table:table-row>
        <table:table-row table:style-name="ro1">
          <table:table-cell office:value-type="float" office:value="245.307262569832" calcext:value-type="float">
            <text:p>245.307262569832</text:p>
          </table:table-cell>
          <table:table-cell office:value-type="float" office:value="0.000000399741697" calcext:value-type="float">
            <text:p>3.99741697E-07</text:p>
          </table:table-cell>
          <table:table-cell table:formula="of:=[.A79]-[.A78]" office:value-type="float" office:value="3.79888268156401" calcext:value-type="float">
            <text:p>3.79888268156401</text:p>
          </table:table-cell>
        </table:table-row>
        <table:table-row table:style-name="ro1">
          <table:table-cell office:value-type="float" office:value="247.988826815642" calcext:value-type="float">
            <text:p>247.988826815642</text:p>
          </table:table-cell>
          <table:table-cell office:value-type="float" office:value="0.000000399741697" calcext:value-type="float">
            <text:p>3.99741697E-07</text:p>
          </table:table-cell>
          <table:table-cell table:formula="of:=[.A80]-[.A79]" office:value-type="float" office:value="2.68156424580999" calcext:value-type="float">
            <text:p>2.68156424580999</text:p>
          </table:table-cell>
        </table:table-row>
        <table:table-row table:style-name="ro1">
          <table:table-cell office:value-type="float" office:value="250.335195530726" calcext:value-type="float">
            <text:p>250.335195530726</text:p>
          </table:table-cell>
          <table:table-cell office:value-type="float" office:value="0.0000004000369" calcext:value-type="float">
            <text:p>4.000369E-07</text:p>
          </table:table-cell>
          <table:table-cell table:formula="of:=[.A81]-[.A80]" office:value-type="float" office:value="2.346368715084" calcext:value-type="float">
            <text:p>2.3463687150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[.A82]-[.A81]" office:value-type="float" office:value="0.664804469274003" calcext:value-type="float">
            <text:p>0.664804469274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4:51:22.827622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4:51:50.347538090</dc:date>
    <meta:editing-duration>PT1M43S</meta:editing-duration>
    <meta:editing-cycles>2</meta:editing-cycles>
    <meta:generator>LibreOffice/6.3.6.2$Linux_X86_64 LibreOffice_project/30$Build-2</meta:generator>
    <meta:document-statistic meta:table-count="1" meta:cell-count="243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3_TPB_WLSabsorptionLegnth_GERDA_50-250'.A1:'3_TPB_WLSabsorptionLegnth_GERDA_50-250'.B82" svg:x="0.32cm" svg:y="0.18cm" svg:width="12.508cm" svg:height="8.64cm">
          <chartooo:coordinate-region svg:x="1.471cm" svg:y="0.379cm" svg:width="10.7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_TPB_WLSabsorptionLegnth_GERDA_50-250'.B1:'3_TPB_WLSabsorptionLegnth_GERDA_50-250'.B82" chart:class="chart:scatter">
            <chart:domain table:cell-range-address="'3_TPB_WLSabsorptionLegnth_GERDA_50-250'.A1:'3_TPB_WLSabsorptionLegnth_GERDA_50-250'.A82"/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3_TPB_WLSabsorptionLegnth_GERDA_50-250'.A1:'3_TPB_WLSabsorptionLegnth_GERDA_50-250'.A82</svg:desc>
                </draw:g>
              </table:table-cell>
              <table:table-cell office:value-type="float" office:value="NaN">
                <text:p>NaN</text:p>
                <draw:g>
                  <svg:desc>'3_TPB_WLSabsorptionLegnth_GERDA_50-250'.B1:'3_TPB_WLSabsorptionLegnth_GERDA_50-250'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469273743017">
                <text:p>50.4469273743017</text:p>
              </table:table-cell>
              <table:table-cell office:value-type="float" office:value="0.000000397380074">
                <text:p>0.00000039738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5754189944134">
                <text:p>53.5754189944134</text:p>
              </table:table-cell>
              <table:table-cell office:value-type="float" office:value="0.000000390295203">
                <text:p>0.000000390295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927374301676">
                <text:p>56.927374301676</text:p>
              </table:table-cell>
              <table:table-cell office:value-type="float" office:value="0.00000038498155">
                <text:p>0.0000003849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2793296089386">
                <text:p>60.2793296089386</text:p>
              </table:table-cell>
              <table:table-cell office:value-type="float" office:value="0.000000376715867">
                <text:p>0.000000376715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1843575418994">
                <text:p>63.1843575418994</text:p>
              </table:table-cell>
              <table:table-cell office:value-type="float" office:value="0.000000370811808">
                <text:p>0.000000370811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0893854748603">
                <text:p>66.0893854748603</text:p>
              </table:table-cell>
              <table:table-cell office:value-type="float" office:value="0.000000365498155">
                <text:p>0.000000365498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474860335196">
                <text:p>68.5474860335196</text:p>
              </table:table-cell>
              <table:table-cell office:value-type="float" office:value="0.00000035900369">
                <text:p>0.00000035900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6759776536313">
                <text:p>71.6759776536313</text:p>
              </table:table-cell>
              <table:table-cell office:value-type="float" office:value="0.000000352509225">
                <text:p>0.00000035250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4748603351955">
                <text:p>75.4748603351955</text:p>
              </table:table-cell>
              <table:table-cell office:value-type="float" office:value="0.000000353099631">
                <text:p>0.00000035309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2625698324022">
                <text:p>77.2625698324022</text:p>
              </table:table-cell>
              <table:table-cell office:value-type="float" office:value="0.000000358413284">
                <text:p>0.000000358413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7206703910615">
                <text:p>79.7206703910615</text:p>
              </table:table-cell>
              <table:table-cell office:value-type="float" office:value="0.000000363136531">
                <text:p>0.000000363136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6256983240224">
                <text:p>82.6256983240224</text:p>
              </table:table-cell>
              <table:table-cell office:value-type="float" office:value="0.000000367269373">
                <text:p>0.000000367269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7541899441341">
                <text:p>85.7541899441341</text:p>
              </table:table-cell>
              <table:table-cell office:value-type="float" office:value="0.00000037199262">
                <text:p>0.00000037199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2122905027933">
                <text:p>88.2122905027933</text:p>
              </table:table-cell>
              <table:table-cell office:value-type="float" office:value="0.000000379077491">
                <text:p>0.000000379077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2346368715084">
                <text:p>92.2346368715084</text:p>
              </table:table-cell>
              <table:table-cell office:value-type="float" office:value="0.000000385571956">
                <text:p>0.000000385571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6927374301676">
                <text:p>94.6927374301676</text:p>
              </table:table-cell>
              <table:table-cell office:value-type="float" office:value="0.000000390295203">
                <text:p>0.000000390295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3743016759777">
                <text:p>97.3743016759777</text:p>
              </table:table-cell>
              <table:table-cell office:value-type="float" office:value="0.000000395608856">
                <text:p>0.000000395608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279329608939">
                <text:p>100.279329608939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.301675977654">
                <text:p>104.301675977654</text:p>
              </table:table-cell>
              <table:table-cell office:value-type="float" office:value="0.000000400332103">
                <text:p>0.000000400332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.877094972067">
                <text:p>107.877094972067</text:p>
              </table:table-cell>
              <table:table-cell office:value-type="float" office:value="0.000000400332103">
                <text:p>0.000000400332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111731843575">
                <text:p>110.111731843575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.463687150838">
                <text:p>113.46368715083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59217877095">
                <text:p>116.59217877095</text:p>
              </table:table-cell>
              <table:table-cell office:value-type="float" office:value="0.00000039797048">
                <text:p>0.00000039797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720670391061">
                <text:p>119.720670391061</text:p>
              </table:table-cell>
              <table:table-cell office:value-type="float" office:value="0.000000398560886">
                <text:p>0.000000398560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072625698324">
                <text:p>123.072625698324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424581005587">
                <text:p>126.424581005587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0.000000399551292">
                <text:p>0.000000399551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.776536312849">
                <text:p>129.776536312849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575418994413">
                <text:p>133.575418994413</text:p>
              </table:table-cell>
              <table:table-cell office:value-type="float" office:value="0.000000398560886">
                <text:p>0.000000398560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.597765363128">
                <text:p>137.59776536312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.620111731844">
                <text:p>141.620111731844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312849162011">
                <text:p>146.312849162011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.558659217877">
                <text:p>150.558659217877</text:p>
              </table:table-cell>
              <table:table-cell office:value-type="float" office:value="0.000000399151292">
                <text:p>0.000000399151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.569832402235">
                <text:p>152.569832402235</text:p>
              </table:table-cell>
              <table:table-cell office:value-type="float" office:value="0.000000393247232">
                <text:p>0.000000393247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.251396648045">
                <text:p>155.251396648045</text:p>
              </table:table-cell>
              <table:table-cell office:value-type="float" office:value="0.000000386752768">
                <text:p>0.00000038675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379888268156">
                <text:p>158.379888268156</text:p>
              </table:table-cell>
              <table:table-cell office:value-type="float" office:value="0.000000380258303">
                <text:p>0.000000380258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.614525139665">
                <text:p>160.614525139665</text:p>
              </table:table-cell>
              <table:table-cell office:value-type="float" office:value="0.000000373763838">
                <text:p>0.000000373763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.072625698324">
                <text:p>163.072625698324</text:p>
              </table:table-cell>
              <table:table-cell office:value-type="float" office:value="0.000000366088561">
                <text:p>0.000000366088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.307262569832">
                <text:p>165.307262569832</text:p>
              </table:table-cell>
              <table:table-cell office:value-type="float" office:value="0.000000359594096">
                <text:p>0.000000359594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.988826815642">
                <text:p>167.988826815642</text:p>
              </table:table-cell>
              <table:table-cell office:value-type="float" office:value="0.000000353099631">
                <text:p>0.00000035309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">
                <text:p>170</text:p>
              </table:table-cell>
              <table:table-cell office:value-type="float" office:value="0.00000034896679">
                <text:p>0.00000034896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.787709497207">
                <text:p>171.787709497207</text:p>
              </table:table-cell>
              <table:table-cell office:value-type="float" office:value="0.000000340110701">
                <text:p>0.000000340110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.128491620112">
                <text:p>173.128491620112</text:p>
              </table:table-cell>
              <table:table-cell office:value-type="float" office:value="0.000000332435424">
                <text:p>0.000000332435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.139664804469">
                <text:p>175.139664804469</text:p>
              </table:table-cell>
              <table:table-cell office:value-type="float" office:value="0.000000325940959">
                <text:p>0.000000325940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6.480446927374">
                <text:p>176.480446927374</text:p>
              </table:table-cell>
              <table:table-cell office:value-type="float" office:value="0.000000318265683">
                <text:p>0.000000318265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.374301675978">
                <text:p>177.374301675978</text:p>
              </table:table-cell>
              <table:table-cell office:value-type="float" office:value="0.000000310590406">
                <text:p>0.000000310590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.385474860335">
                <text:p>179.385474860335</text:p>
              </table:table-cell>
              <table:table-cell office:value-type="float" office:value="0.000000302324723">
                <text:p>0.000000302324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.502793296089">
                <text:p>180.502793296089</text:p>
              </table:table-cell>
              <table:table-cell office:value-type="float" office:value="0.000000295239852">
                <text:p>0.000000295239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.290502793296">
                <text:p>182.290502793296</text:p>
              </table:table-cell>
              <table:table-cell office:value-type="float" office:value="0.000000287564576">
                <text:p>0.000000287564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.854748603352">
                <text:p>183.854748603352</text:p>
              </table:table-cell>
              <table:table-cell office:value-type="float" office:value="0.000000280479705">
                <text:p>0.000000280479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.195530726257">
                <text:p>185.195530726257</text:p>
              </table:table-cell>
              <table:table-cell office:value-type="float" office:value="0.00000027398524">
                <text:p>0.00000027398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.536312849162">
                <text:p>186.536312849162</text:p>
              </table:table-cell>
              <table:table-cell office:value-type="float" office:value="0.000000267490775">
                <text:p>0.000000267490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.877094972067">
                <text:p>187.877094972067</text:p>
              </table:table-cell>
              <table:table-cell office:value-type="float" office:value="0.000000258634686">
                <text:p>0.000000258634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.664804469274">
                <text:p>189.664804469274</text:p>
              </table:table-cell>
              <table:table-cell office:value-type="float" office:value="0.000000252140221">
                <text:p>0.000000252140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.45251396648">
                <text:p>191.45251396648</text:p>
              </table:table-cell>
              <table:table-cell office:value-type="float" office:value="0.000000256273063">
                <text:p>0.000000256273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3.016759776536">
                <text:p>193.016759776536</text:p>
              </table:table-cell>
              <table:table-cell office:value-type="float" office:value="0.000000263357934">
                <text:p>0.000000263357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.357541899441">
                <text:p>194.357541899441</text:p>
              </table:table-cell>
              <table:table-cell office:value-type="float" office:value="0.000000273099631">
                <text:p>0.000000273099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6.59217877095">
                <text:p>196.59217877095</text:p>
              </table:table-cell>
              <table:table-cell office:value-type="float" office:value="0.000000283431734">
                <text:p>0.000000283431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.379888268156">
                <text:p>198.379888268156</text:p>
              </table:table-cell>
              <table:table-cell office:value-type="float" office:value="0.000000289926199">
                <text:p>0.000000289926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.167597765363">
                <text:p>200.167597765363</text:p>
              </table:table-cell>
              <table:table-cell office:value-type="float" office:value="0.000000299372694">
                <text:p>0.000000299372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.95530726257">
                <text:p>201.95530726257</text:p>
              </table:table-cell>
              <table:table-cell office:value-type="float" office:value="0.000000309409594">
                <text:p>0.000000309409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.296089385475">
                <text:p>203.296089385475</text:p>
              </table:table-cell>
              <table:table-cell office:value-type="float" office:value="0.000000317084871">
                <text:p>0.000000317084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.083798882682">
                <text:p>205.083798882682</text:p>
              </table:table-cell>
              <table:table-cell office:value-type="float" office:value="0.000000325350554">
                <text:p>0.000000325350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.871508379888">
                <text:p>206.871508379888</text:p>
              </table:table-cell>
              <table:table-cell office:value-type="float" office:value="0.000000331845018">
                <text:p>0.000000331845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.435754189944">
                <text:p>208.435754189944</text:p>
              </table:table-cell>
              <table:table-cell office:value-type="float" office:value="0.000000340701107">
                <text:p>0.000000340701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.223463687151">
                <text:p>210.223463687151</text:p>
              </table:table-cell>
              <table:table-cell office:value-type="float" office:value="0.000000347785978">
                <text:p>0.000000347785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2.458100558659">
                <text:p>212.458100558659</text:p>
              </table:table-cell>
              <table:table-cell office:value-type="float" office:value="0.000000356642066">
                <text:p>0.000000356642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.586592178771">
                <text:p>215.586592178771</text:p>
              </table:table-cell>
              <table:table-cell office:value-type="float" office:value="0.000000361365314">
                <text:p>0.000000361365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.374301675978">
                <text:p>217.374301675978</text:p>
              </table:table-cell>
              <table:table-cell office:value-type="float" office:value="0.000000367859779">
                <text:p>0.000000367859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.832402234637">
                <text:p>219.832402234637</text:p>
              </table:table-cell>
              <table:table-cell office:value-type="float" office:value="0.000000374354244">
                <text:p>0.000000374354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2.513966480447">
                <text:p>222.513966480447</text:p>
              </table:table-cell>
              <table:table-cell office:value-type="float" office:value="0.000000380848708">
                <text:p>0.000000380848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.642458100559">
                <text:p>225.642458100559</text:p>
              </table:table-cell>
              <table:table-cell office:value-type="float" office:value="0.000000388523985">
                <text:p>0.000000388523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8.100558659218">
                <text:p>228.100558659218</text:p>
              </table:table-cell>
              <table:table-cell office:value-type="float" office:value="0.000000394428044">
                <text:p>0.0000003944280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.111731843575">
                <text:p>230.111731843575</text:p>
              </table:table-cell>
              <table:table-cell office:value-type="float" office:value="0.000000399446494">
                <text:p>0.000000399446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3.91061452514">
                <text:p>233.91061452514</text:p>
              </table:table-cell>
              <table:table-cell office:value-type="float" office:value="0.000000399446494">
                <text:p>0.000000399446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7.486033519553">
                <text:p>237.486033519553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1.508379888268">
                <text:p>241.508379888268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5.307262569832">
                <text:p>245.307262569832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7.988826815642">
                <text:p>247.988826815642</text:p>
              </table:table-cell>
              <table:table-cell office:value-type="float" office:value="0.000000399741697">
                <text:p>0.0000003997416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.335195530726">
                <text:p>250.335195530726</text:p>
              </table:table-cell>
              <table:table-cell office:value-type="float" office:value="0.0000004000369">
                <text:p>0.0000004000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